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3336205686843238614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634134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642066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656911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2275459768683777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3281274077962719789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510377921595024086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30595919476239099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28365709106224387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413145476055299560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311012249490331290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6344269959765285549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5"/>
      <text:p text:style-name="P26"><text:span text:style-name="T3">Sun May 19, 2019 </text:span>5 miles<text:span text:style-name="T3"> <text:s/></text:span></text:p>
      <text:p text:style-name="P25">I did the same workout as yesterday.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5">Sum of ascents: 267 feet, <text:s text:c="4"/>This is one of my fastest times on this course.</text:p>
      <text:p text:style-name="P25">Splits:</text:p>
      <text:p text:style-name="P25">July 4, 2018: <text:s text:c="3"/>9:18, 9:12, 8:41, 8:34</text:p>
      <text:p text:style-name="P25"><text:s text:c="7"/>Today: <text:s text:c="6"/>9:42, 9:12, 8:44, 8:16</text:p>
      <text:p text:style-name="P25"/>
      <text:p text:style-name="P25">Mon May 20, 2019 <text:span text:style-name="T2">6 miles</text:span> <text:s/></text:p>
      <text:p text:style-name="P25">I ran 6 miles out and back on hilly Limber Rd. <text:s/>Average pace near 11:00/mi.</text:p>
      <text:p text:style-name="P25">Sum of ascents along the course is 530 fe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0T16:43:57.65</dc:date>
    <dc:creator>James  Lombardi</dc:creator>
    <meta:editing-duration>P8DT19H17M18S</meta:editing-duration>
    <meta:editing-cycles>778</meta:editing-cycles>
    <meta:generator>OpenOffice/4.1.2$Win32 OpenOffice.org_project/412m3$Build-9782</meta:generator>
    <meta:document-statistic meta:table-count="0" meta:image-count="0" meta:object-count="0" meta:page-count="35" meta:paragraph-count="893" meta:word-count="11209" meta:character-count="56296"/>
  </office:meta>
</office:document-meta>
</file>